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Helvetica, Arial, Lucida, sans-serif"/>
    <style:font-face style:name="sans-serif" svg:font-family="sans-serif"/>
    <style:font-face style:name="OpenSans/Helvetica" svg:font-family="OpenSans/Helvetica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ato Black" svg:font-family="'Lato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03b73"/>
    </style:style>
    <style:style style:name="P2" style:family="paragraph" style:parent-style-name="Standard">
      <style:text-properties officeooo:rsid="00103b73" officeooo:paragraph-rsid="001a41ca"/>
    </style:style>
    <style:style style:name="P3" style:family="paragraph" style:parent-style-name="Standard">
      <style:text-properties fo:font-variant="normal" fo:text-transform="none" fo:color="#000000" style:font-name="Open Sans" fo:font-size="11.25pt" fo:letter-spacing="normal" fo:font-style="normal" fo:font-weight="normal" officeooo:paragraph-rsid="001a41ca" style:font-weight-asian="normal" style:font-name-complex="Times New Roman" style:font-weight-complex="normal"/>
    </style:style>
    <style:style style:name="P4" style:family="paragraph" style:parent-style-name="Standard">
      <style:text-properties officeooo:rsid="00189742"/>
    </style:style>
    <style:style style:name="P5" style:family="paragraph" style:parent-style-name="Text_20_body">
      <style:text-properties officeooo:paragraph-rsid="001a41ca"/>
    </style:style>
    <style:style style:name="P6" style:family="paragraph" style:parent-style-name="Text_20_body">
      <style:paragraph-properties>
        <style:tab-stops>
          <style:tab-stop style:position="3.3854in"/>
        </style:tab-stops>
      </style:paragraph-properties>
      <style:text-properties officeooo:rsid="001b104d" officeooo:paragraph-rsid="001b104d"/>
    </style:style>
    <style:style style:name="P7" style:family="paragraph" style:parent-style-name="Text_20_body">
      <style:text-properties fo:font-variant="normal" fo:text-transform="none" fo:color="#ffffff" style:font-name="Lato Black" fo:letter-spacing="normal" officeooo:paragraph-rsid="00311180"/>
    </style:style>
    <style:style style:name="P8" style:family="paragraph" style:parent-style-name="Text_20_body" style:list-style-name="L1">
      <loext:graphic-properties draw:fill="solid" draw:fill-color="#35a9e0" draw:opacity="100%"/>
      <style:paragraph-properties fo:margin-left="0.1043in" fo:margin-right="0in" fo:margin-top="0in" fo:margin-bottom="0in" loext:contextual-spacing="false" fo:text-align="center" style:justify-single-word="false" fo:orphans="2" fo:widows="2" fo:text-indent="0in" style:auto-text-indent="false" fo:background-color="#35a9e0" fo:padding="0in" fo:border="none"/>
      <style:text-properties fo:font-variant="normal" fo:text-transform="none" fo:color="#ffffff" style:font-name="sans-serif" fo:font-size="9pt" fo:letter-spacing="normal" fo:font-style="normal" fo:font-weight="normal"/>
    </style:style>
    <style:style style:name="P9" style:family="paragraph" style:parent-style-name="Preformatted_20_Text">
      <style:text-properties fo:font-variant="normal" fo:text-transform="none" fo:color="#222222" style:font-name="Open Sans" fo:font-size="11.25pt" fo:letter-spacing="normal" fo:font-style="normal" fo:font-weight="normal" officeooo:rsid="00314789" officeooo:paragraph-rsid="001a41ca" style:font-weight-asian="normal" style:font-weight-complex="normal"/>
    </style:style>
    <style:style style:name="T1" style:family="text">
      <style:text-properties fo:color="#000000" style:font-name-complex="Times New Roman"/>
    </style:style>
    <style:style style:name="T2" style:family="text">
      <style:text-properties fo:color="#000000" officeooo:rsid="001447fe" style:font-name-complex="Times New Roman"/>
    </style:style>
    <style:style style:name="T3" style:family="text">
      <style:text-properties fo:color="#000000" officeooo:rsid="0010bcb0" style:font-name-complex="Times New Roman"/>
    </style:style>
    <style:style style:name="T4" style:family="text">
      <style:text-properties fo:color="#000000" officeooo:rsid="001a41ca" style:font-name-complex="Times New Roman"/>
    </style:style>
    <style:style style:name="T5" style:family="text">
      <style:text-properties fo:color="#000000" officeooo:rsid="001e9f2d" style:font-name-complex="Times New Roman"/>
    </style:style>
    <style:style style:name="T6" style:family="text">
      <style:text-properties fo:color="#000000" officeooo:rsid="001fc503" style:font-name-complex="Times New Roman"/>
    </style:style>
    <style:style style:name="T7" style:family="text">
      <style:text-properties fo:color="#000000" officeooo:rsid="002041b3" style:font-name-complex="Times New Roman"/>
    </style:style>
    <style:style style:name="T8" style:family="text">
      <style:text-properties fo:color="#000000" officeooo:rsid="0021852c" style:font-name-complex="Times New Roman"/>
    </style:style>
    <style:style style:name="T9" style:family="text">
      <style:text-properties fo:color="#000000" officeooo:rsid="0023b705" style:font-name-complex="Times New Roman"/>
    </style:style>
    <style:style style:name="T10" style:family="text">
      <style:text-properties fo:color="#000000" officeooo:rsid="00256879" style:font-name-complex="Times New Roman"/>
    </style:style>
    <style:style style:name="T11" style:family="text">
      <style:text-properties fo:color="#000000" officeooo:rsid="00272921" style:font-name-complex="Times New Roman"/>
    </style:style>
    <style:style style:name="T12" style:family="text">
      <style:text-properties fo:color="#000000" officeooo:rsid="0028f9be" style:font-name-complex="Times New Roman"/>
    </style:style>
    <style:style style:name="T13" style:family="text">
      <style:text-properties fo:color="#000000" officeooo:rsid="002af75d" style:font-name-complex="Times New Roman"/>
    </style:style>
    <style:style style:name="T14" style:family="text">
      <style:text-properties fo:color="#000000" officeooo:rsid="002ccd0c" style:font-name-complex="Times New Roman"/>
    </style:style>
    <style:style style:name="T15" style:family="text">
      <style:text-properties fo:color="#000000" officeooo:rsid="002db1c1" style:font-name-complex="Times New Roman"/>
    </style:style>
    <style:style style:name="T16" style:family="text">
      <style:text-properties fo:color="#000000" officeooo:rsid="002e9d46" style:font-name-complex="Times New Roman"/>
    </style:style>
    <style:style style:name="T17" style:family="text">
      <style:text-properties fo:color="#000000" officeooo:rsid="003083ef" style:font-name-complex="Times New Roman"/>
    </style:style>
    <style:style style:name="T18" style:family="text">
      <style:text-properties fo:font-variant="normal" fo:text-transform="none" fo:color="#222222" style:font-name="Open Sans" fo:font-size="11.25pt" fo:letter-spacing="normal" fo:font-style="normal" fo:font-weight="normal" style:font-weight-asian="normal" style:font-weight-complex="normal"/>
    </style:style>
    <style:style style:name="T19" style:family="text">
      <style:text-properties officeooo:rsid="001a41ca"/>
    </style:style>
    <style:style style:name="T20" style:family="text">
      <style:text-properties style:font-name="OpenSans/Helvetica" officeooo:rsid="001a41ca"/>
    </style:style>
    <style:style style:name="T21" style:family="text">
      <style:text-properties style:font-name="OpenSans/Helvetica" officeooo:rsid="002db1c1"/>
    </style:style>
    <style:style style:name="T22" style:family="text">
      <style:text-properties fo:font-size="9pt" fo:font-style="normal" fo:font-weight="normal"/>
    </style:style>
    <style:style style:name="T23" style:family="text">
      <style:text-properties fo:font-size="9pt" fo:font-style="normal" fo:font-weight="normal" officeooo:rsid="00103b73"/>
    </style:style>
    <style:style style:name="T24" style:family="text">
      <style:text-properties style:font-name="sans-serif" fo:font-size="9pt" fo:font-style="normal" fo:font-weight="normal"/>
    </style:style>
    <style:style style:name="T25" style:family="text">
      <style:text-properties style:font-name="sans-serif" fo:font-size="9pt" fo:font-style="normal" fo:font-weight="normal" officeooo:rsid="00103b73"/>
    </style:style>
    <style:style style:name="T26" style:family="text">
      <style:text-properties officeooo:rsid="00103b73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21">Detecting higher order interactions </text:span><text:span text:style-name="T20">in mechanistic resource competition models</text:span><text:span text:style-name="T19"> </text:span><text:s/></text:p>
      <text:p text:style-name="P9"/>
      <text:p text:style-name="P5"><text:span text:style-name="T18">Background/Question/Methods</text:span> </text:p>
      <text:p text:style-name="P2"><text:span text:style-name="T4">N</text:span><text:span text:style-name="T2">early every community on earth </text:span><text:span text:style-name="T4">contains</text:span><text:span text:style-name="T2"> more than two species. </text:span><text:span text:style-name="T4">Yet</text:span><text:span text:style-name="T2"> </text:span><text:span text:style-name="T3">classic models of species competition </text:span><text:span text:style-name="T2">include only pairwise</text:span><text:span text:style-name="T3"> interactions</text:span><text:span text:style-name="T2">. <text:s/></text:span><text:span text:style-name="T3">These models may fail when applied to multi-species communities </text:span><text:span text:style-name="T7">if there are </text:span><text:span text:style-name="T4">higher order interactions (HOIs).</text:span><text:span text:style-name="T3"> <text:s/></text:span><text:span text:style-name="T4">HOIs </text:span><text:span text:style-name="T15">are defined as</text:span><text:span text:style-name="T4"> </text:span><text:span text:style-name="T16">changes in</text:span><text:span text:style-name="T4"> pairwise </text:span><text:span text:style-name="T7">competitive</text:span><text:span text:style-name="T4"> interactions </text:span><text:span text:style-name="T16">in the presence of</text:span><text:span text:style-name="T4"> </text:span><text:span text:style-name="T16">a </text:span><text:span text:style-name="T4">third </text:span><text:span text:style-name="T7">competitor</text:span><text:span text:style-name="T3">. <text:s/>While the possibility of </text:span><text:span text:style-name="T4">HOIs</text:span><text:span text:style-name="T3"> has long been recognized, ecologists have </text:span><text:span text:style-name="T4">rarely investigated how these emerge either in nature or in simulation</text:span><text:span text:style-name="T3">. To investigate the possibility of </text:span><text:span text:style-name="T4">HOIs among competitors</text:span><text:span text:style-name="T3">, we built a simple model of resource competition </text:span><text:span text:style-name="T7">among</text:span><text:span text:style-name="T3"> annual plants. <text:s/></text:span><text:span text:style-name="T4">In our model, p</text:span><text:span text:style-name="T3">lants germinate simultaneously early in the growing season when resource availability is high, </text:span><text:span text:style-name="T4">grow until resource availability is exhausted </text:span><text:span text:style-name="T7">and then </text:span><text:span text:style-name="T4">produce seeds and die.</text:span><text:span text:style-name="T3"> </text:span><text:span text:style-name="T4">We stud</text:span><text:span text:style-name="T7">ied</text:span><text:span text:style-name="T4"> a system of three competitors differing in only two parameters:</text:span><text:span text:style-name="T3"> </text:span><text:span text:style-name="T4">their </text:span><text:span text:style-name="T3">maximum resource uptake rate and a </text:span><text:span text:style-name="T4">their </text:span><text:span text:style-name="T16">low resource</text:span><text:span text:style-name="T3"> tolerance. <text:s/></text:span><text:span text:style-name="T7">Using this mechanistic model, we</text:span><text:span text:style-name="T4"> simulat</text:span><text:span text:style-name="T7">ed</text:span><text:span text:style-name="T4"> </text:span><text:span text:style-name="T7">the fecundity of each species in communities </text:span><text:span text:style-name="T4">of </text:span><text:span text:style-name="T7">one, two and three</text:span><text:span text:style-name="T4"> competitors. <text:s/></text:span><text:span text:style-name="T7">W</text:span><text:span text:style-name="T4">e </text:span><text:span text:style-name="T7">then </text:span><text:span text:style-name="T4">fit</text:span><text:span text:style-name="T7"> two </text:span><text:span text:style-name="T4">phenomenological model</text:span><text:span text:style-name="T7">s</text:span><text:span text:style-name="T4"> of annual plant competition to the simulat</text:span><text:span text:style-name="T7">ed</text:span><text:span text:style-name="T4"> </text:span><text:span text:style-name="T7">data: one that included only pairwise interactions and another that included pairwise interactions and HOIs</text:span><text:span text:style-name="T4">. </text:span></text:p>
      <text:p text:style-name="P2"><text:span text:style-name="T3"/></text:p>
      <text:p text:style-name="P3">Results/Conclusion</text:p>
      <text:p text:style-name="P3"/>
      <text:p text:style-name="P6"><text:span text:style-name="T6">In our model, t</text:span><text:span text:style-name="T1">hree species </text:span><text:span text:style-name="T16">can </text:span><text:span text:style-name="T1">coexist </text:span><text:span text:style-name="T5">when </text:span><text:span text:style-name="T1">there is a strict trade-off between maximum resource uptake rate and low resource tolerance. <text:s/></text:span><text:span text:style-name="T9">An early season species grows</text:span><text:span text:style-name="T1"> rapidly and senesces early, a mid season species grows slower and senesces later, while a late season species grows </text:span><text:span text:style-name="T9">most </text:span><text:span text:style-name="T1">slowly and senesces last. <text:s/></text:span><text:span text:style-name="T8">A phenomenological competition model </text:span><text:span text:style-name="T9">including </text:span><text:span text:style-name="T8">HOIs fit the simulated data better than a model that included only pairwise interactions. <text:s/></text:span><text:span text:style-name="T11">The model with HOIs also more accurately </text:span><text:span text:style-name="T12">reproduced</text:span><text:span text:style-name="T11"> the equilibrium abundances observed in the mechanistic model </text:span><text:span text:style-name="T12">but the </text:span><text:span text:style-name="T14">magnitude</text:span><text:span text:style-name="T12"> of HOIs w</text:span><text:span text:style-name="T14">as</text:span><text:span text:style-name="T12"> greater </text:span><text:span text:style-name="T14">for the</text:span><text:span text:style-name="T12"> early and late season species than the mid season species.</text:span><text:span text:style-name="T10"> </text:span><text:span text:style-name="T14">T</text:span><text:span text:style-name="T11">he magnitude of HOIs depend</text:span><text:span text:style-name="T12">ed</text:span><text:span text:style-name="T11"> greatly on the</text:span><text:span text:style-name="T10"> range of simulated densities used to fit the phenomenological model: <text:s/>when a narrow range of densities near the </text:span><text:span text:style-name="T16">three species </text:span><text:span text:style-name="T10">equilibrium </text:span><text:span text:style-name="T16">was</text:span><text:span text:style-name="T10"> used to fit the model </text:span><text:span text:style-name="T12">a pairwise model often performed </text:span><text:span text:style-name="T17">as well as a model with HOIs</text:span><text:span text:style-name="T12">. Our work suggests that HOIs may be commonly encountered when fitting phenomenological competition models to multi</text:span><text:span text:style-name="T13">-</text:span><text:span text:style-name="T12">species communities, however, their importance may depend on the type of model used and the range of experimental densities considered. </text:span><text:span text:style-name="T10"><text:s/></text:span></text:p>
      <text:p text:style-name="P1"/>
      <text:p text:style-name="P7"><text:span text:style-name="T26"> </text:span><text:span text:style-name="T23">75</text:span><text:span text:style-name="T22">75183</text:span><text:span text:style-name="T23">183</text:span></text:p>
      <text:list xml:id="list3765485328" text:style-name="L1">
        <text:list-item>
          <text:p text:style-name="P8">Password: 755536</text:p>
        </text:list-item>
      </text:list>
      <text:p text:style-name="P1"/>
      <text:p text:style-name="P1"/>
      <text:p text:style-name="P1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Helvetica, Arial, Lucida, sans-serif"/>
    <style:font-face style:name="sans-serif" svg:font-family="sans-serif"/>
    <style:font-face style:name="OpenSans/Helvetica" svg:font-family="OpenSans/Helvetica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ato Black" svg:font-family="'Lato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6:47:55.988798569</meta:creation-date>
    <meta:editing-duration>PT2H38M41S</meta:editing-duration>
    <meta:editing-cycles>23</meta:editing-cycles>
    <meta:generator>LibreOffice/5.3.7.2$Linux_X86_64 LibreOffice_project/30m0$Build-2</meta:generator>
    <dc:date>2018-02-22T14:03:47.024830906</dc:date>
    <dc:creator>Andy Kleinhesselink</dc:creator>
    <meta:initial-creator>Andy Kleinhesselink</meta:initial-creator>
    <meta:document-statistic meta:table-count="0" meta:image-count="0" meta:object-count="0" meta:page-count="1" meta:paragraph-count="7" meta:word-count="393" meta:character-count="2636" meta:non-whitespace-character-count="2234"/>
  </office:meta>
</office:document-meta>
</file>